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none" draw:fill="none" fo:min-height="0.7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cm" svg:x="20.8cm" svg:y="10cm">
          <text:p text:style-name="P1"><text:span text:style-name="T1">R,G,B - BUS</text:span></text:p>
        </draw:rect>
        <draw:rect draw:style-name="gr1" draw:text-style-name="P2" draw:layer="layout" svg:width="4cm" svg:height="7cm" svg:x="12.8cm" svg:y="7cm">
          <text:p text:style-name="P1"><text:span text:style-name="T1">MCU</text:span></text:p>
        </draw:rect>
        <draw:rect draw:style-name="gr1" draw:text-style-name="P2" draw:layer="layout" svg:width="4cm" svg:height="1cm" svg:x="20.8cm" svg:y="12cm">
          <text:p text:style-name="P1"><text:span text:style-name="T1">Column - BUS</text:span></text:p>
        </draw:rect>
        <draw:rect draw:style-name="gr1" draw:text-style-name="P2" draw:layer="layout" svg:width="4cm" svg:height="1cm" svg:x="4.8cm" svg:y="7cm">
          <text:p text:style-name="P1"><text:span text:style-name="T1">Audio</text:span></text:p>
        </draw:rect>
        <draw:rect draw:style-name="gr1" draw:text-style-name="P2" draw:layer="layout" svg:width="4cm" svg:height="1cm" svg:x="4.8cm" svg:y="9cm">
          <text:p text:style-name="P1"><text:span text:style-name="T1">Button</text:span></text:p>
        </draw:rect>
        <draw:rect draw:style-name="gr1" draw:text-style-name="P2" draw:layer="layout" svg:width="4cm" svg:height="1cm" svg:x="4.8cm" svg:y="11cm">
          <text:p text:style-name="P1"><text:span text:style-name="T1">IR - Receive</text:span></text:p>
        </draw:rect>
        <draw:rect draw:style-name="gr1" draw:text-style-name="P2" draw:layer="layout" svg:width="4cm" svg:height="1cm" svg:x="4.8cm" svg:y="13cm">
          <text:p text:style-name="P1"><text:span text:style-name="T1">Uart-Interface</text:span></text:p>
        </draw:rect>
        <draw:rect draw:style-name="gr2" draw:text-style-name="P2" draw:layer="layout" svg:width="4cm" svg:height="1cm" svg:x="20.8cm" svg:y="8cm">
          <text:p text:style-name="P1"><text:span text:style-name="T1">Power</text:span></text:p>
        </draw:rect>
        <draw:line draw:style-name="gr3" draw:text-style-name="P1" draw:layer="layout" svg:x1="8.8cm" svg:y1="11.5cm" svg:x2="12.8cm" svg:y2="11.5cm">
          <text:p/>
        </draw:line>
        <draw:line draw:style-name="gr3" draw:text-style-name="P1" draw:layer="layout" svg:x1="8.8cm" svg:y1="9.5cm" svg:x2="12.8cm" svg:y2="9.5cm">
          <text:p/>
        </draw:line>
        <draw:line draw:style-name="gr3" draw:text-style-name="P1" draw:layer="layout" svg:x1="8.8cm" svg:y1="7.538cm" svg:x2="12.8cm" svg:y2="7.538cm">
          <text:p/>
        </draw:line>
        <draw:line draw:style-name="gr4" draw:text-style-name="P1" draw:layer="layout" svg:x1="8.8cm" svg:y1="13.5cm" svg:x2="12.8cm" svg:y2="13.5cm">
          <text:p/>
        </draw:line>
        <draw:line draw:style-name="gr5" draw:text-style-name="P1" draw:layer="layout" svg:x1="16.8cm" svg:y1="10.5cm" svg:x2="20.8cm" svg:y2="10.5cm">
          <text:p text:style-name="P1"><text:s/></text:p>
        </draw:line>
        <draw:line draw:style-name="gr5" draw:text-style-name="P1" draw:layer="layout" svg:x1="16.8cm" svg:y1="12.5cm" svg:x2="20.8cm" svg:y2="12.5cm">
          <text:p text:style-name="P1"><text:s/></text:p>
        </draw:line>
        <draw:line draw:style-name="gr6" draw:text-style-name="P1" draw:layer="layout" svg:x1="16.8cm" svg:y1="8.5cm" svg:x2="20.8cm" svg:y2="8.5cm">
          <text:p text:style-name="P1"><text:s/></text:p>
        </draw:line>
        <draw:frame draw:style-name="gr7" draw:text-style-name="P1" draw:layer="layout" svg:width="2.056cm" svg:height="0.964cm" svg:x="17.772cm" svg:y="9.736cm">
          <draw:text-box>
            <text:p text:style-name="P1">PWM</text:p>
          </draw:text-box>
        </draw:frame>
        <draw:frame draw:style-name="gr7" draw:text-style-name="P1" draw:layer="layout" svg:width="1.175cm" svg:height="0.964cm" svg:x="18.213cm" svg:y="11.7cm">
          <draw:text-box>
            <text:p text:style-name="P1">IO</text:p>
          </draw:text-box>
        </draw:frame>
        <draw:frame draw:style-name="gr7" draw:text-style-name="P1" draw:layer="layout" svg:width="2.056cm" svg:height="0.964cm" svg:x="9.772cm" svg:y="6.736cm">
          <draw:text-box>
            <text:p text:style-name="P1">AD</text:p>
          </draw:text-box>
        </draw:frame>
        <draw:frame draw:style-name="gr7" draw:text-style-name="P1" draw:layer="layout" svg:width="2.056cm" svg:height="0.964cm" svg:x="9.772cm" svg:y="8.7cm">
          <draw:text-box>
            <text:p text:style-name="P1">INT0</text:p>
          </draw:text-box>
        </draw:frame>
        <draw:frame draw:style-name="gr7" draw:text-style-name="P1" draw:layer="layout" svg:width="2.056cm" svg:height="0.964cm" svg:x="9.772cm" svg:y="10.7cm">
          <draw:text-box>
            <text:p text:style-name="P1">INT1</text:p>
          </draw:text-box>
        </draw:frame>
        <draw:frame draw:style-name="gr7" draw:text-style-name="P1" draw:layer="layout" svg:width="2.056cm" svg:height="0.964cm" svg:x="9.772cm" svg:y="12.734cm">
          <draw:text-box>
            <text:p text:style-name="P1">Uart0</text:p>
          </draw:text-box>
        </draw:frame>
        <draw:frame draw:style-name="gr7" draw:text-style-name="P1" draw:layer="layout" svg:width="2.056cm" svg:height="0.964cm" svg:x="17.772cm" svg:y="7.736cm">
          <draw:text-box>
            <text:p text:style-name="P1">IO</text:p>
          </draw:text-box>
        </draw:frame>
        <draw:frame draw:style-name="gr8" draw:layer="layout" svg:width="8.078cm" svg:height="1.102cm" svg:x="10.601cm" svg:y="1.998cm">
          <draw:text-box>
            <text:p>Aurora 9x18 硬件架构框图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15S</meta:editing-duration>
    <meta:editing-cycles>12</meta:editing-cycles>
    <meta:generator>OpenOffice/4.1.2$Win32 OpenOffice.org_project/412m3$Build-9782</meta:generator>
    <dc:date>2016-05-03T09:43:45.64</dc:date>
    <meta:document-statistic meta:object-count="23"/>
  </office:meta>
</office:document-meta>
</file>